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4793" officeooo:paragraph-rsid="00074793"/>
    </style:style>
    <style:style style:name="P2" style:family="paragraph" style:parent-style-name="Standard">
      <style:text-properties officeooo:rsid="0009051b" officeooo:paragraph-rsid="0009051b"/>
    </style:style>
    <style:style style:name="P3" style:family="paragraph" style:parent-style-name="Standard">
      <style:text-properties officeooo:rsid="00074793" officeooo:paragraph-rsid="00074793"/>
    </style:style>
    <style:style style:name="P4" style:family="paragraph" style:parent-style-name="Standard">
      <style:text-properties officeooo:rsid="000bf5cd" officeooo:paragraph-rsid="000bf5cd"/>
    </style:style>
    <style:style style:name="P5" style:family="paragraph" style:parent-style-name="Standard">
      <style:text-properties officeooo:rsid="0009051b" officeooo:paragraph-rsid="0009051b"/>
    </style:style>
    <style:style style:name="P6" style:family="paragraph" style:parent-style-name="Standard">
      <style:text-properties officeooo:rsid="0009051b" officeooo:paragraph-rsid="000bf5cd"/>
    </style:style>
    <style:style style:name="T1" style:family="text">
      <style:text-properties officeooo:rsid="0009051b"/>
    </style:style>
    <style:style style:name="T2" style:family="text">
      <style:text-properties officeooo:rsid="000bf5c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051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<text:tab/>Projeto</text:span>:super teste</text:p>
      <text:p text:style-name="P1"/>
      <text:p text:style-name="P1"><text:span text:style-name="T3"><text:tab/>Equipe:</text:span>Eike(Game Designer), Sabião,Lucas,Maurício (programmers)</text:p>
      <text:p text:style-name="P1"/>
      <text:p text:style-name="P1"><text:span text:style-name="T3"><text:tab/>Objetivo:</text:span>Criar projeto extremamente simples para testar a equipe.</text:p>
      <text:p text:style-name="P1"/>
      <text:p text:style-name="P1"><text:span text:style-name="T3"><text:tab/>Genero:</text:span>Infinite runner</text:p>
      <text:p text:style-name="P1"/>
      <text:p text:style-name="P1"><text:span text:style-name="T3"><text:tab/>Plataforma:</text:span>pc?</text:p>
      <text:p text:style-name="P1"/>
      <text:p text:style-name="P1"><text:span text:style-name="T4"><text:tab/>Gameflow</text:span><text:span text:style-name="T3">:</text:span> <text:span text:style-name="T1">Infinite runner, o personagem corre da direita para a esquera: </text:span>personagem inicia no centro da tela, e o “background” move-se da direita para a esquerda, dando a impressão de movimento. </text:p>
      <text:p text:style-name="P1"/>
      <text:p text:style-name="P4"><text:span text:style-name="T3"><text:tab/>Screenflow:</text:span> a tela será dividida em pequenas seções que irão calcular como será a altura das plataformas do jogos, a posição da plataforma atual calcula a posição da plataforma na seção seguinte, e à partir do momento que a seção sair da tela ela é deletada.</text:p>
      <text:p text:style-name="P1"/>
      <text:p text:style-name="P2"><text:span text:style-name="T3"><text:tab/>Look and Feel:</text:span>O jogo terá o mínimo possível de animação e a arte disponível dos repositórios.</text:p>
      <text:p text:style-name="P2">A velocidade da corrida inicia devagar e vai aumentando conforme a partida se prolonga.</text:p>
      <text:p text:style-name="P1">Obstáculos, <text:span text:style-name="T2">todos os obstáculos não possuem animação.</text:span></text:p>
      <text:p text:style-name="P1"/>
      <text:p text:style-name="P1"><text:span text:style-name="T3">1-</text:span><text:span text:style-name="T2">Buraco (óbvio)</text:span></text:p>
      <text:p text:style-name="P4"><text:span text:style-name="T3">2-</text:span>Casca de banana</text:p>
      <text:p text:style-name="P4"><text:span text:style-name="T3">3-</text:span>Cacto</text:p>
      <text:p text:style-name="P4"><text:span text:style-name="T3">4- </text:span>Dinamite</text:p>
      <text:p text:style-name="P4"/>
      <text:p text:style-name="P1"><text:span text:style-name="T3"><text:tab/>Objetivo: </text:span>Durar o máximo possível, ao ser atingido o jogo termina.</text:p>
      <text:p text:style-name="P1"/>
      <text:p text:style-name="P1"><text:span text:style-name="T3"><text:tab/>Pontuação: </text:span>dar pontos pra quem jogar em cima do tempo da partida (cálculo da pontuação à escolha do programador).</text:p>
      <text:p text:style-name="P1"/>
      <text:p text:style-name="P2"><text:span text:style-name="T3"><text:tab/>Gameplay:</text:span>Qualquer colisão irá finalizar a partida como estabelecido no objetivo, o jogador irá <text:span text:style-name="T2">apenas pular.</text:span></text:p>
      <text:p text:style-name="P2"/>
      <text:p text:style-name="P6"><text:span text:style-name="T3"><text:tab/>Interface: </text:span>a tela terá a opção Play e Exit(?)<text:line-break/><text:tab/></text:p>
      <text:p text:style-name="P6"><text:span text:style-name="T3"><text:tab/>Play:</text:span>inicia a partida</text:p>
      <text:p text:style-name="P6"><text:span text:style-name="T3"><text:tab/></text:span></text:p>
      <text:p text:style-name="P6"><text:span text:style-name="T3"><text:tab/>Exit:</text:span>acaba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1:12:23.105000000</meta:creation-date>
    <dc:date>2015-04-22T15:14:46.233000000</dc:date>
    <meta:editing-duration>PT30M26S</meta:editing-duration>
    <meta:editing-cycles>3</meta:editing-cycles>
    <meta:generator>LibreOffice/4.4.2.2$Windows_x86 LibreOffice_project/c4c7d32d0d49397cad38d62472b0bc8acff48dd6</meta:generator>
    <meta:document-statistic meta:table-count="0" meta:image-count="0" meta:object-count="0" meta:page-count="1" meta:paragraph-count="21" meta:word-count="197" meta:character-count="1300" meta:non-whitespace-character-count="1105"/>
  </office:meta>
</office:document-meta>
</file>